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Technische Details</text:p>
          </draw:text-box>
        </draw:frame>
        <draw:frame presentation:style-name="pr2" draw:text-style-name="P2" draw:layer="layout" svg:width="25.199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Designentscheidunge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27cm" svg:y="0.635cm" presentation:class="title" presentation:user-transformed="true">
          <draw:text-box>
            <text:p>Technische Lösungen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Änderungen zu ursprünglichen Designidee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Anpassungen Projektplan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Lessons Learned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9" draw:text-style-name="P5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1-08T11:18:14.869753811</meta:creation-date>
    <meta:editing-duration>PT2H21M25S</meta:editing-duration>
    <meta:editing-cycles>2</meta:editing-cycles>
    <meta:generator>LibreOffice/7.3.7.2$Linux_X86_64 LibreOffice_project/30$Build-2</meta:generator>
    <dc:title>Blueprint Plans</dc:title>
    <dc:date>2026-01-08T13:49:50.878095017</dc:date>
    <meta:document-statistic meta:object-count="82"/>
  </office:meta>
</office:document-meta>
</file>